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6-2)</text:p>
          </table:table-cell>
          <table:table-cell office:value-type="string">
            <text:p>19</text:p>
          </table:table-cell>
          <table:table-cell office:value-type="string">
            <text:p>2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Texas (6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35</text:p>
          </table:table-cell>
          <table:table-cell office:value-type="string">
            <text:p>.11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Texa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35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35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.419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103</text:p>
          </table:table-cell>
          <table:table-cell office:value-type="string">
            <text:p>.155</text:p>
          </table:table-cell>
          <table:table-cell office:value-type="string">
            <text:p>33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3.5</text:p>
          </table:table-cell>
        </table:table-row>
      </table:table>
      <table:table table:name="Sheet 3">
        <table:table-row>
          <table:table-cell office:value-type="string">
            <text:p>Texa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White, Micaya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.3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ahn, Clair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McCoy, Ca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Shook, Ashle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un, Lexi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4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ohnson, Morga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Rounsaville, Autum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Ogbogu, Chiaka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76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Bedart-Ghani, Yaazi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8</text:p>
          </table:table-cell>
          <table:table-cell office:value-type="string">
            <text:p>98</text:p>
          </table:table-cell>
          <table:table-cell office:value-type="string">
            <text:p>.378</text:p>
          </table:table-cell>
          <table:table-cell office:value-type="string">
            <text:p>4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